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7A0000025873F34106CF398037.png" manifest:media-type="image/png"/>
  <manifest:file-entry manifest:full-path="Pictures/10000000000005400000024321284B3EA37E3D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7.527cm" draw:z-index="0"><draw:image xlink:href="Pictures/100000000000057A0000025873F34106CF398037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width="17.59cm" svg:height="7.576cm" draw:z-index="1"><draw:image xlink:href="Pictures/10000000000005400000024321284B3EA37E3DD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5-22T03:10:09.827000000</dc:date>
    <meta:editing-duration>PT1M1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</office:meta>
</office:document-meta>
</file>